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office:value-type="float" office:value="21969.1" calcext:value-type="float">
            <text:p>21969.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office:value-type="float" office:value="21979" calcext:value-type="float">
            <text:p>21979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office:value-type="float" office:value="21992.4" calcext:value-type="float">
            <text:p>21992.4</text:p>
          </table:table-cell>
          <table:table-cell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office:value-type="float" office:value="22004.7" calcext:value-type="float">
            <text:p>22004.7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office:value-type="float" office:value="22016" calcext:value-type="float">
            <text:p>22016</text:p>
          </table:table-cell>
          <table:table-cell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office:value-type="float" office:value="22029.6" calcext:value-type="float">
            <text:p>22029.6</text:p>
          </table:table-cell>
          <table:table-cell office:value-type="float" office:value="489" calcext:value-type="float">
            <text:p>48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office:value-type="float" office:value="22043.3" calcext:value-type="float">
            <text:p>22043.3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office:value-type="float" office:value="22059.4" calcext:value-type="float">
            <text:p>22059.4</text:p>
          </table:table-cell>
          <table:table-cell office:value-type="float" office:value="595" calcext:value-type="float">
            <text:p>59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office:value-type="float" office:value="22079.1" calcext:value-type="float">
            <text:p>22079.1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office:value-type="float" office:value="22099.4" calcext:value-type="float">
            <text:p>22099.4</text:p>
          </table:table-cell>
          <table:table-cell office:value-type="float" office:value="711" calcext:value-type="float">
            <text:p>71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office:value-type="float" office:value="22121.6" calcext:value-type="float">
            <text:p>22121.6</text:p>
          </table:table-cell>
          <table:table-cell office:value-type="float" office:value="768" calcext:value-type="float">
            <text:p>76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office:value-type="float" office:value="22143.6" calcext:value-type="float">
            <text:p>22143.6</text:p>
          </table:table-cell>
          <table:table-cell office:value-type="float" office:value="836" calcext:value-type="float">
            <text:p>83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office:value-type="float" office:value="22161.8" calcext:value-type="float">
            <text:p>22161.8</text:p>
          </table:table-cell>
          <table:table-cell office:value-type="float" office:value="880" calcext:value-type="float">
            <text:p>88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office:value-type="float" office:value="22185.2" calcext:value-type="float">
            <text:p>22185.2</text:p>
          </table:table-cell>
          <table:table-cell office:value-type="float" office:value="944" calcext:value-type="float">
            <text:p>94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office:value-type="float" office:value="22218.5" calcext:value-type="float">
            <text:p>22218.5</text:p>
          </table:table-cell>
          <table:table-cell office:value-type="float" office:value="1014" calcext:value-type="float">
            <text:p>101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office:value-type="float" office:value="22268.2" calcext:value-type="float">
            <text:p>22268.2</text:p>
          </table:table-cell>
          <table:table-cell office:value-type="float" office:value="1104" calcext:value-type="float">
            <text:p>110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office:value-type="float" office:value="22299.7" calcext:value-type="float">
            <text:p>22299.7</text:p>
          </table:table-cell>
          <table:table-cell office:value-type="float" office:value="1183" calcext:value-type="float">
            <text:p>118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office:value-type="float" office:value="22320.2" calcext:value-type="float">
            <text:p>22320.2</text:p>
          </table:table-cell>
          <table:table-cell office:value-type="float" office:value="1247" calcext:value-type="float">
            <text:p>124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office:value-type="float" office:value="22354.8" calcext:value-type="float">
            <text:p>22354.8</text:p>
          </table:table-cell>
          <table:table-cell office:value-type="float" office:value="1326" calcext:value-type="float">
            <text:p>132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office:value-type="float" office:value="22397.2" calcext:value-type="float">
            <text:p>22397.2</text:p>
          </table:table-cell>
          <table:table-cell office:value-type="float" office:value="1406" calcext:value-type="float">
            <text:p>140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office:value-type="float" office:value="22459.1" calcext:value-type="float">
            <text:p>22459.1</text:p>
          </table:table-cell>
          <table:table-cell office:value-type="float" office:value="1459" calcext:value-type="float">
            <text:p>145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office:value-type="float" office:value="22505.8" calcext:value-type="float">
            <text:p>22505.8</text:p>
          </table:table-cell>
          <table:table-cell office:value-type="float" office:value="1525" calcext:value-type="float">
            <text:p>152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office:value-type="float" office:value="22550.4" calcext:value-type="float">
            <text:p>22550.4</text:p>
          </table:table-cell>
          <table:table-cell office:value-type="float" office:value="1603" calcext:value-type="float">
            <text:p>160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office:value-type="float" office:value="22604.8" calcext:value-type="float">
            <text:p>22604.8</text:p>
          </table:table-cell>
          <table:table-cell office:value-type="float" office:value="1680" calcext:value-type="float">
            <text:p>168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office:value-type="float" office:value="22657.4" calcext:value-type="float">
            <text:p>22657.4</text:p>
          </table:table-cell>
          <table:table-cell office:value-type="float" office:value="1743" calcext:value-type="float">
            <text:p>174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office:value-type="float" office:value="22705.7" calcext:value-type="float">
            <text:p>22705.7</text:p>
          </table:table-cell>
          <table:table-cell office:value-type="float" office:value="1815" calcext:value-type="float">
            <text:p>181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6-02-07T10:47:48.697631313</dc:date>
    <meta:editing-duration>PT5H12M33S</meta:editing-duration>
    <meta:editing-cycles>121</meta:editing-cycles>
    <meta:generator>LibreOffice/7.3.7.2$Linux_X86_64 LibreOffice_project/30$Build-2</meta:generator>
    <meta:print-date>2025-07-05T20:13:16.113192719</meta:print-date>
    <meta:document-statistic meta:table-count="3" meta:cell-count="1111" meta:object-count="0"/>
  </office:meta>
</office:document-meta>
</file>